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marker-end="Arrow" draw:textarea-horizontal-align="center" draw:textarea-vertical-align="middle" draw:fontwork-style="rotate" draw:fontwork-distance="0.3cm" draw:fontwork-start="0cm" draw:fontwork-shadow-offset-x="0cm" draw:fontwork-shadow-offset-y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center">
        <style:tab-stops/>
      </style:paragraph-properties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5cm" svg:height="2cm" svg:x="1cm" svg:y="3cm">
          <text:p text:style-name="P1">Apache</text:p>
          <text:p text:style-name="P1">Site web TYPO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5cm" svg:height="2cm" svg:x="1cm" svg:y="8.5cm">
          <text:p text:style-name="P1">Apache</text:p>
          <text:p text:style-name="P1">Reverse 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1.5cm" svg:height="1.5cm" svg:x="3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3" draw:text-style-name="P1" draw:layer="layout" svg:x1="3.75cm" svg:y1="5cm" svg:x2="3.75cm" svg:y2="8.5cm" draw:start-shape="id1" draw:end-shape="id2" svg:d="m3750 5000v3500">
          <text:p/>
        </draw:connector>
        <draw:connector draw:style-name="gr3" draw:text-style-name="P1" draw:layer="layout" svg:x1="3.75cm" svg:y1="10.5cm" svg:x2="3.75cm" svg:y2="15cm" draw:start-shape="id2" draw:end-shape="id3" draw:end-glue-point="0" svg:d="m3750 10500v4500">
          <text:p/>
        </draw:connector>
        <draw:custom-shape draw:style-name="gr4" draw:text-style-name="P1" xml:id="id5" draw:id="id5" draw:layer="layout" svg:width="5.5cm" svg:height="2cm" svg:x="17cm" svg:y="8.5cm">
          <text:p text:style-name="P1">LinOTP</text:p>
          <text:p text:style-name="P1">Enterprise Ed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6cm" svg:height="4cm" svg:x="9cm" svg:y="7.5cm">
          <text:p text:style-name="P1">Auth. RADIUS</text:p>
          <text:p text:style-name="P1">FreeRADIU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6.5cm" svg:y1="9.5cm" svg:x2="9cm" svg:y2="9.5cm" draw:start-shape="id2" draw:end-shape="id4" svg:d="m6500 9500h2500">
          <text:p/>
        </draw:connector>
        <draw:connector draw:style-name="gr3" draw:text-style-name="P1" draw:layer="layout" svg:x1="15cm" svg:y1="9.5cm" svg:x2="17cm" svg:y2="9.5cm" draw:start-shape="id4" draw:end-shape="id5" svg:d="m15000 9500h2000">
          <text:p/>
        </draw:connector>
        <draw:custom-shape draw:style-name="gr6" draw:text-style-name="P1" xml:id="id6" draw:id="id6" draw:layer="layout" svg:width="4.5cm" svg:height="6cm" svg:x="17.5cm" svg:y="1cm">
          <text:p text:style-name="P1">Utilisateurs</text:p>
          <text:p text:style-name="P1"/>
          <text:p text:style-name="P1">Active<text:line-break/>Directory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svg:x1="19.75cm" svg:y1="7cm" svg:x2="19.75cm" svg:y2="8.5cm" draw:start-shape="id6" draw:end-shape="id5" svg:d="m19750 7000v1500">
          <text:p/>
        </draw:connector>
        <draw:connector draw:style-name="gr7" draw:text-style-name="P2" draw:layer="layout" svg:x1="6.5cm" svg:y1="4cm" svg:x2="17.5cm" svg:y2="4cm" draw:start-shape="id1" draw:end-shape="id6" svg:d="m6500 4000h11000">
          <text:p text:style-name="P2">Utilisateurs</text:p>
        </draw:connector>
        <draw:custom-shape draw:style-name="gr8" draw:text-style-name="P3" draw:layer="layout" svg:width="4cm" svg:height="1.5cm" svg:x="4cm" svg:y="13cm">
          <text:p text:style-name="P1"><text:span text:style-name="T1">eToken PA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19.67008247938 38551.89873417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fit-to-size="false" draw:fit-to-contour="fals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3-31T14:51:38</meta:creation-date>
    <dc:date>2011-08-16T19:45:28</dc:date>
    <dc:creator>Jérémy Subtil</dc:creator>
    <meta:editing-duration>PT21M49S</meta:editing-duration>
    <meta:editing-cycles>9</meta:editing-cycles>
    <meta:generator>LibreOffice/3.4$Unix LibreOffice_project/340m1$Build-203</meta:generator>
    <meta:document-statistic meta:object-count="13"/>
  </office:meta>
</office:document-meta>
</file>